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bold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style:use-window-font-color="true"/>
    </style:style>
    <style:style style:name="T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2.00pt" fo:font-weight="bold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style:use-window-font-color="true"/>
    </style:style>
    <style:style style:name="T1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2.00pt" fo:font-weight="bold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style:use-window-font-color="true"/>
    </style:style>
    <style:style style:name="T2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2.00pt" fo:font-weight="bold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style:use-window-font-color="true"/>
    </style:style>
    <style:style style:name="T2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2.00pt" fo:font-weight="bold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style:use-window-font-color="true"/>
    </style:style>
    <style:style style:name="T3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2.00pt" fo:font-weight="bold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style:use-window-font-color="true"/>
    </style:style>
    <style:style style:name="T3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2.00pt" fo:font-weight="bold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style:use-window-font-color="true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2.00pt" fo:font-weight="bold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style:use-window-font-color="true"/>
    </style:style>
    <style:style style:name="T4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4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>Liste des fonctionnalités : </text:span></text:p>
      <text:p text:style-name="P1"><text:span text:style-name="T2">Format : Nom de la fonctionnalité = controller/nom de la fonction dans le source</text:span></text:p>
      <text:p text:style-name="P1"><text:span text:style-name="T3"/></text:p>
      <text:p text:style-name="P1"><text:span text:style-name="T4">Baptiste :</text:span></text:p>
      <text:p text:style-name="P1"><text:span text:style-name="T5"/></text:p>
      <text:p text:style-name="P1"><text:span text:style-name="T6">Dirige vers le home = MecadoController/viewHome</text:span></text:p>
      <text:p text:style-name="P1"><text:span text:style-name="T6">Affiche le formulaire d'inscription = loginController/checkSignip</text:span></text:p>
      <text:p text:style-name="P1"><text:span text:style-name="T6">Enregistre un utilisateur = loginController/signip</text:span></text:p>
      <text:p text:style-name="P1"><text:span text:style-name="T6">Affiche le formulaire de login = loginController/checkLogin</text:span></text:p>
      <text:p text:style-name="P1"><text:span text:style-name="T6">Vérifie les informations du formulaire et log l'utilisateur = loginController/login</text:span></text:p>
      <text:p text:style-name="P1"><text:span text:style-name="T6">Logout = loginController/logout</text:span></text:p>
      <text:p text:style-name="P1"><text:span text:style-name="T6">Afficher la liste = ListeController/listes</text:span></text:p>
      <text:p text:style-name="P1"><text:span text:style-name="T6">Ajouter une liste = ListeController/addListe</text:span></text:p>
      <text:p text:style-name="P1"><text:span text:style-name="T6">Enregistre une liste = ListeController/checkListe</text:span></text:p>
      <text:p text:style-name="P1"><text:span text:style-name="T6">Voir tous les messages à destination du bénéficiaire = ListeController/consulte</text:span></text:p>
      <text:p text:style-name="P1"><text:span text:style-name="T6">Fonction pour cagnotte = itemController/addItem<text:s text:c="2"/>ListeController/consulte</text:span></text:p>
      <text:p text:style-name="P1"><text:span text:style-name="T7"/></text:p>
      <text:p text:style-name="P1"><text:span text:style-name="T8">Daniel :</text:span></text:p>
      <text:p text:style-name="P1"><text:span text:style-name="T9"/></text:p>
      <text:p text:style-name="P1"><text:span text:style-name="T10">Affiche la liste des cadeaux = ItemController/viewItem</text:span></text:p>
      <text:p text:style-name="P1"><text:span text:style-name="T10">Affiche le formulaire d'ajout d'item = ItemController/viewAddItem</text:span></text:p>
      <text:p text:style-name="P1"><text:span text:style-name="T10">Enregistre un item = ItemController/addItem</text:span></text:p>
      <text:p text:style-name="P1"><text:span text:style-name="T10">Affiche le formulaire de modification d'item = ItemController/viewUpdateItem</text:span></text:p>
      <text:p text:style-name="P1"><text:span text:style-name="T10">Enregistre les modifications d'un item = ItemController/updateItem</text:span></text:p>
      <text:p text:style-name="P1"><text:span text:style-name="T10">Permet à un participant de réserver un item = ItemController/reservItem</text:span></text:p>
      <text:p text:style-name="P1"><text:span text:style-name="T10">Supprime un item non réservé = ItemController/deleteItem</text:span></text:p>
      <text:p text:style-name="P1"><text:span text:style-name="T10">Ajoute un message à la liste en cours = MessageController/addMessage</text:span></text:p>
      <text:p text:style-name="P1"><text:span text:style-name="T11"/></text:p>
      <text:p text:style-name="P1"><text:span text:style-name="T12">Valentin :</text:span></text:p>
      <text:p text:style-name="P1"><text:span text:style-name="T13"/></text:p>
      <text:p text:style-name="P1"><text:span text:style-name="T14">Affiche la liste des images liées à un item = ImageController/viewImage</text:span></text:p>
      <text:p text:style-name="P1"><text:span text:style-name="T14">Enregistre une image = ImageController/addImage</text:span></text:p>
      <text:p text:style-name="P1"><text:span text:style-name="T14">Supprime une image = ImageController/deleteImage</text:span></text:p>
      <text:p text:style-name="P1"><text:span text:style-name="T14">Met l'image en tant qu'image principale de l'item = ImageController/principaleImage</text:span></text:p>
      <text:p text:style-name="P1"><text:span text:style-name="T15"/></text:p>
      <text:p text:style-name="P1"><text:span text:style-name="T15"/></text:p>
      <text:p text:style-name="P1"><text:span text:style-name="T15"/></text:p>
      <text:p text:style-name="P1"><text:span text:style-name="T16">URL Dépôt Git :</text:span><text:span text:style-name="T17"><text:s/></text:span><text:a xlink:href="https://github.com/Texier54/Mecado"><text:span text:style-name="T18">https://github.com/Texier54/Mecado</text:span></text:a><text:span text:style-name="T19"/></text:p>
      <text:p text:style-name="P1"><text:span text:style-name="T20"/></text:p>
      <text:p text:style-name="P1"><text:span text:style-name="T21">URL webetu :</text:span><text:span text:style-name="T22"><text:s/></text:span><text:a xlink:href="https://webetu.iutnc.univ-lorraine.fr/www/texier7u/Mecado/main.php"><text:span text:style-name="T23">https://webetu.iutnc.univ-lorraine.fr/www/texier7u/Mecado/main.php</text:span></text:a><text:span text:style-name="T24"/></text:p>
      <text:p text:style-name="P1"><text:span text:style-name="T25"/></text:p>
      <text:p text:style-name="P1"><text:span text:style-name="T26">Login :</text:span><text:span text:style-name="T27"><text:s/></text:span><text:a xlink:href="mailto:cisiie@gmail.com"><text:span text:style-name="T29">cisiie@gmail.com</text:span></text:a><text:span text:style-name="T30"/></text:p>
      <text:p text:style-name="P1"><text:span text:style-name="T31">MDP :</text:span><text:span text:style-name="T32"><text:s/>cisiie</text:span></text:p>
      <text:p text:style-name="P1"><text:span text:style-name="T33"/></text:p>
      <text:p text:style-name="P1"><text:span text:style-name="T34">URL participant :</text:span><text:span text:style-name="T35"><text:s/></text:span><text:a xlink:href="https://webetu.iutnc.univ-lorraine.fr/www/texier7u/Mecado/main.php/item/?token=$2y$10$sY4EjS5f3cYfAQIH3gf/rO2vXijngJlcbRXH2cGlLPNsTg6z9x7SW"><text:span text:style-name="T36">https://webetu.iutnc.univ-lorraine.fr/www/texier7u/Mecado/main.php/item/?token=$2y$10$sY4EjS5f3cYfAQIH3gf/rO2vXijngJlcbRXH2cGlLPNsTg6z9x7SW</text:span></text:a><text:span text:style-name="T37"/></text:p>
      <text:p text:style-name="P1"><text:span text:style-name="T38"/></text:p>
      <text:p text:style-name="P1"><text:span text:style-name="T38"/></text:p>
      <text:p text:style-name="P1"><text:span text:style-name="T38"/></text:p>
      <text:p text:style-name="P1"><text:span text:style-name="T38"/></text:p>
      <text:p text:style-name="P1"><text:span text:style-name="T38"/></text:p>
      <text:p text:style-name="P1"><text:span text:style-name="T38"/></text:p>
      <text:p text:style-name="P1"><text:span text:style-name="T39">Membres du groupe :</text:span></text:p>
      <text:p text:style-name="P1"><text:span text:style-name="T40"/></text:p>
      <text:p text:style-name="P1"><text:span text:style-name="T41">Baptiste Texier</text:span></text:p>
      <text:p text:style-name="P1"><text:span text:style-name="T41">Valentin Ragonneau</text:span></text:p>
      <text:p text:style-name="P1"><text:span text:style-name="T41">Danield Bentz</text:span></text:p>
      <text:p text:style-name="P1"><text:span text:style-name="T41">Mathias Barthe</text:span></text:p>
      <text:p text:style-name="P1"><text:span text:style-name="T42"/></text:p>
      <text:p text:style-name="P1"><text:span text:style-name="T42"/></text:p>
      <text:p text:style-name="P1"><text:span text:style-name="T43">Tableau de bord :</text:span><text:span text:style-name="T44"><text:s/></text:span><text:a xlink:href="https://trello.com/b/VmNXgINz/mecado"><text:span text:style-name="T45">https://trello.com/b/VmNXgINz/mecado</text:span></text:a><text:span text:style-name="T46"/></text:p>
      <text:p text:style-name="P1"><text:span text:style-name="T47"/></text:p>
      <text:p text:style-name="P1"><text:span text:style-name="T47"/></text:p>
      <text:p text:style-name="P1"><text:span text:style-name="T47"/></text:p>
      <text:p text:style-name="P1"><text:span text:style-name="T47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